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1d94a" officeooo:paragraph-rsid="0011d94a"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189db" style:font-name-asian="Garamond1" style:font-size-asian="12pt" style:font-name-complex="Garamond1" style:font-size-complex="12pt"/>
    </style:style>
    <style:style style:name="T4" style:family="text">
      <style:text-properties style:font-name="Garamond" fo:font-size="12pt" officeooo:rsid="0011d94a"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sessions_controll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5"/>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
      <text:list xml:id="list8814613816315815424"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7"/>
      <text:list xml:id="list132607478223998"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607680749083"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6:06.148300931</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4" meta:non-whitespace-character-count="2161"/>
  </office:meta>
</office:document-meta>
</file>